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list-style-name="L1">
      <style:text-properties fo:language="en" fo:country="US"/>
    </style:style>
    <style:style style:name="P4" style:family="paragraph" style:parent-style-name="Standard" style:list-style-name="L2">
      <style:text-properties fo:language="en" fo:country="US"/>
    </style:style>
    <style:style style:name="P5" style:family="paragraph" style:parent-style-name="Standard" style:list-style-name="L3">
      <style:text-properties fo:language="en" fo:country="US"/>
    </style:style>
    <style:style style:name="P6" style:family="paragraph" style:parent-style-name="Standard" style:list-style-name="L4">
      <style:text-properties fo:language="en" fo:country="US"/>
    </style:style>
    <style:style style:name="P7" style:family="paragraph" style:parent-style-name="Standard" style:list-style-name="L5">
      <style:text-properties fo:language="en" fo:country="US"/>
    </style:style>
    <style:style style:name="P8" style:family="paragraph" style:parent-style-name="Heading_20_4">
      <style:text-properties fo:language="en" fo:country="US"/>
    </style:style>
    <style:style style:name="P9" style:family="paragraph" style:parent-style-name="Heading_20_1">
      <style:text-properties fo:language="en" fo:country="US"/>
    </style:style>
    <style:style style:name="P10" style:family="paragraph" style:parent-style-name="Heading_20_2">
      <style:text-properties fo:language="en" fo:country="US"/>
    </style:style>
    <style:style style:name="P11" style:family="paragraph" style:parent-style-name="Title" style:master-page-name="Standard">
      <style:paragraph-properties style:page-number="auto"/>
      <style:text-properties fo:language="en" fo:country="US"/>
    </style:style>
    <style:style style:name="T1"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ate of the art</text:p>
      <text:h text:style-name="P9" text:outline-level="1">Interface generation</text:h>
      <text:h text:style-name="P10" text:outline-level="2">Automated design tools</text:h>
      <text:h text:style-name="P8" text:outline-level="4">Janus</text:h>
      <text:p text:style-name="P1">Let’s talk about Janus. Software developed in 96. </text:p>
      <text:h text:style-name="P10" text:outline-level="2">Specification-based tools</text:h>
      <text:h text:style-name="P8" text:outline-level="4">Its</text:h>
      <text:p text:style-name="P1">The ITS system was developed in the early 90’s by the IBM research and development department. It was successfully used to develop several large applications like the information kiosks for Seville Expo 92.</text:p>
      <text:p text:style-name="P1">The ITS architecture divides applications in four layers. The action layer implements the application’s back-end computations. The dialog layer defines the content of the user interface independent of its style, much like an abstract user interface model. Content specifies the objects included in each frame of the interface, the flow of control among frames, and what actions are associated with each object. The style rule layer defines how the dialog is presented to the user in terms of appearance and interaction techniques. Finally the style program layer implements the primitive toolkit objects that are composed by the rule layer into complete interaction techniques.</text:p>
      <text:p text:style-name="P1">Before ITS there were mainly two types of layered architectures that provided the required flexibility in application development. User Interface Management Systems (UIMS) and toolkits. UIMS separate the business layer from the interface. Back-end computations are separated from the dialog control and style. Style, however, is often treated in a single interface layer. Toolkits separate style from the application. Dialog control remains in the back-end while the implementation of interaction techniques is hidden in a code library.</text:p>
      <text:p text:style-name="P1">The four layers in ITS present a series of advantages that separate this tool from its predecessors. Like in previous UIMS there is a separation from back-end computations and the interface itself. By separating the action layer from the dialog allows actions to be reused in different applications.</text:p>
      <text:p text:style-name="P1">Splitting the interface into separate layers for style-independent dialog, rule base and toolkit also gives some benefits. First, the dialog remains independent of style. A dialog can be mapped into any different style simply by firing the appropriate rule. Second, interface designers control style rather than application programmers. The rule layer represents the selection criteria for all interaction techniques.</text:p>
      <text:p text:style-name="P1"><text:soft-page-break/>Each layer in ITS architecture corresponds to one of four roles in application development: application programmer, application expert, style expert and style programmer. An application expert is familiar with the domain of the application. The application expert typically is neither trained in software development or part of an information systems department. In ITS, the application expert is the author of the dialog. A style expert may be a graphic artist or a human factors engineer. Rules give them direct control over style in ITS.</text:p>
      <text:p text:style-name="P1">ITS is a specification-based system. The main difference between these tools from automated-design tools like JANUS is that the modeling language is open whereas in automated-design tools are closed. By lifting this limitation for the developers the final result can have a higher level of quality although it’s dependent from the capabilities of the developer himself.</text:p>
      <text:p text:style-name="P1">Even though ITS is a specification-based system, this doesn’t mean that developers have to specify every feature of every individual window. Developers are forced to specify the content of dialogs which is equivalent to the abstract user interface and this is, as been proved to be by experience, the most difficult model to generate by the automated-design tools. The style rules layer or the concrete user interface model doesn’t have to be totally specified. This doesn’t mean that ITS generates this model but that developers can reuse rule sets from libraries that contain the abstract to concrete mapping for significant portions of the interface specifications.</text:p>
      <text:h text:style-name="P8" text:outline-level="4">Gadget</text:h>
      <text:p text:style-name="P1">Recent work is beginning to reveal that numerical optimization can play a role on modern approaches for generating interfaces and displays. GADGET is a toolkit for optimization-based approaches to interface and display generation.</text:p>
      <text:p text:style-name="P1">Although optimization-based techniques appear to offer several potential advantages most programmers are intimidated or uncomfortable by the math required to program an optimization. Although optimization toolkits are available (cite), they typically require substantial specialized knowledge because they have mostly been designed for physics simulations and other traditional optimization problems.</text:p>
      <text:p text:style-name="P1">GADGET provides a set of abstractions for many optimization concepts along with a set of mechanisms to help programmers quickly create optimizations, including an efficient lazy evaluation framework, a powerful and configurable optimization structure, and a library of reusable components.</text:p>
      <text:p text:style-name="Standard"><text:span text:style-name="T1">A programmer creating an optimization using the GADGET toolkit needs to supply three essential components: an initializer, iterations and evaluations. The initializer creates the initial solutions to be optimized. This might be </text:span><text:soft-page-break/><text:span text:style-name="T1">based on an existing algorithm, or done randomly. Iterations are responsible to transform one potential solution into another, typically using models that are at least partially random. Finally, evaluations are used to judge the different notions of goodness in a solution.</text:span></text:p>
      <text:p text:style-name="P1">There’s a standard framework to abstract the concepts and constructs behind evaluations. <text:s/>GADGET allows programmers to focus on creating evaluations to measure criteria that are important to a problem. GADGET then combines these evaluations and uses them to between possible solutions to a problem. This process is divided into five stages. </text:p>
      <text:p text:style-name="P1">First the framework presents each evaluation with the current potential solution, which is called the prior solution. Each evaluation returns an array of double values representing its interpretation of the prior solution. This collection of arrays of double values is called the prior result. </text:p>
      <text:p text:style-name="P1">On the second stage the framework uses an iteration object to modify the prior solution and create a new one, called the post solution.</text:p>
      <text:p text:style-name="P1"><text:s/>Third, the framework presents the post solution to each evaluation. Each individual evaluation returns interpretations that are then combined to create a post result.</text:p>
      <text:p text:style-name="P1">In the fourth step, the framework uses a method to compare the prior result with the post result. This is possible by requiring each evaluation to be capable of comparing two arrays of double values that it has created and providing a double value in the range of -1 to 1, where -1 indicates the evaluation has a strong preference for the prior solution, 0 indicates that the evaluation is indifferent and 1 indicates that the evaluation has a strong preference for the post solution.</text:p>
      <text:p text:style-name="Standard"><text:span text:style-name="T1">Finally, the result of this comparison indicates whether the framework should go with the post solution or revert to the prior solution. To choose between them, the values retrieved from the fourth step are multiplied by the weight associated with its respective evaluation and then summed. If the sum is greater than 0, the framework prefers the post solution, else it reverts to the prior solution.</text:span><text:bookmark text:name="_GoBack"/><text:span text:style-name="T1"> </text:span></text:p>
      <text:h text:style-name="P8" text:outline-level="4">Supple</text:h>
      <text:p text:style-name="P1">Most of today's software interfaces are designed with the assumption that they are going to be used by an able-bodied person, who is using a typical set of input and output devices, who has typical perceptual and cognitive abilities, and who is sitting in a stable, warm environment. Any deviation from this pattern requires a new design. In [cite] is argued that automatic personalized generation of interfaces is a feasible and scalable solution for this challenge. Supple can automatically generate interfaces adapted to a persons devices, tasks, preferences and abilities at run-time. It is not intended to replace user interface designers, instead it offers an alternative user interface for those people whose devices, tasks, preferences and abilities are not sufficiently addressed by the original designs.</text:p>
      <text:p text:style-name="P1"><text:soft-page-break/>Support for users with special needs is often forgotten by interface designers. When this problem is addressed there are three popular patters, manual redesign of the interface, limited customization support, or by supplying an external assistive technology. The firs approach is clearly not scalable, new devices constantly enter the market, and people's abilities or preferences both differ greatly and often cannot be anticipated by in advance. Second, today's customization approaches typically only support changes to the organization of tool bars and menus and cosmetic changes to other parts of the interface. Furthermore, even when given the opportunity, most people do not customize their applications. Finally, assistive technologies, while they often enable computer access for people who would otherwise not have it, also have limitations. They're impractical for users with temporal impairments, they do not adapt to people whose abilities change over time and they're often abandoned by people who need them because of factors like cost, complexity, configuration, and the need for ongoing maintenance.</text:p>
      <text:p text:style-name="P1">In contrast with this approach, Supple generates personalized interfaces to suit the particular contexts of individual users. In order to be able to generate these personalized interfaces, Supple makes three important contributions:</text:p>
      <text:list xml:id="list2170824094" text:style-name="L3">
        <text:list-item>
          <text:p text:style-name="P5">Defines an interface generation as a discrete constrained optimization problem and solve it with a branch-and-bound algorithm using constraint propagation. This general approach allows the Supple system to automatically generate “optimal” user interfaces given a declarative description of an interface, device characteristics, available widgets, and a user and device specific cost function.</text:p>
        </text:list-item>
        <text:list-item>
          <text:p text:style-name="P5">Two types of cost functions were developed to guide the optimization process. The first is factored in a manner that enables preference-based personalization as well as fast computation, allowing Supple to generate user interfaces in under 1 second in most cases. The second explicitly models a person's ability to control the pointer, allowing Supple to generate user interfaces adapted to unusual interaction techniques or abilities, such as an input jittery eye tracker or a user's limited range of motion due to a motor impairment.</text:p>
        </text:list-item>
        <text:list-item>
          <text:p text:style-name="P5">Supple also supports two approaches for dynamic personalization of generated interfaces: an automatic system driven adaptation to the current task, and a user driven customization.</text:p>
        </text:list-item>
      </text:list>
      <text:p text:style-name="P1">Like other automatic user interface generation systems, Supple relies on an interface specification (I). Additionally, Supple also uses an explicit device model (D) to describe the capabilities and limitations of the platform for which the interface is to be generated. Finally, in order to reflect individual differences among usage patterns, Supple additionally includes a usage model, represented in terms of user traces (T).</text:p>
      <text:p text:style-name="P1"><text:soft-page-break/>Supple adopts a functional representation of user interfaces that is, one that says what functionality the interface should expose to the user instead of how to present those features. Like a number of previous systems, Supple represents basic functionality in terms of types of data that need to be exchanged between the application and the user. Semantic groupings of basic elements are expressed through container types which also serve as reusable abstractions. Supple chooses not to adopt a task-oriented approach for two reasons. First, because task-oriented descriptions are typically first compiled into a data-oriented functional description. Second, task-oriented languages are particularly useful for capturing task-oriented processes such as store checkout or making a hotel reservation. Most direct manipulation systems, however, support a broad range of possible tasks and make simultaneously available numerous reversible actions. Such interfaces would not benefit significantly from a task-oriented representation.</text:p>
      <text:p text:style-name="P1">Formally an interface is defined to be I = (Sf, Ci), where Sf is a tree of interface elements, and Ci is a set of interface constraints specified either by the designer at design time, or by the user at run time through Supple's customization mechanism. The interface elements included in the functional specification correspond to units of information that need to be conveyed via the interface between the user and the controlled application. The interface constraints can, in principle, constrain any aspect of interface presentation. In practice, it relies on the following three classes of constraints:</text:p>
      <text:list xml:id="list1227596182" text:style-name="L4">
        <text:list-item>
          <text:p text:style-name="P6">equality constraints, which allow multiple instances of the same type to be rendered identically;</text:p>
        </text:list-item>
        <text:list-item>
          <text:p text:style-name="P6">constraints limiting the set of presentation options for an element, which allow the user to customize the interface and choose from a set of available widgets to represent an element;</text:p>
        </text:list-item>
        <text:list-item>
          <text:p text:style-name="P6">interdependence constraints, for example, not letting a check-box to be rendered alone inside of a tab pane.</text:p>
        </text:list-item>
      </text:list>
      <text:p text:style-name="P1">The elements in the functional specification are defined in terms of their types. There are several classes of types:</text:p>
      <text:list xml:id="list1593383165" text:style-name="L5">
        <text:list-item>
          <text:p text:style-name="P7">Primitive types include the common basic data types such as integers, floats, strings and booleans.</text:p>
        </text:list-item>
        <text:list-item>
          <text:p text:style-name="P7">Container types, formally represented as {t1, t2, …, tn}, are used to create groups of simpler elements, ti.</text:p>
        </text:list-item>
        <text:list-item>
          <text:p text:style-name="P7">Constrained types, (t, Ct), denotes a constrained type, where t is any primitive or container type and Ct is a set of constraints over the values of this type. The constraints can be of any type, but typically they are expressed as an enumeration of allowed values or as a range.</text:p>
        </text:list-item>
        <text:list-item>
          <text:p text:style-name="P7"><text:soft-page-break/>Vectors elements &lt;(t, Ct)&gt; denote an ordered sequence of zero or more values of type t and are used to support multiple selection. Like in the constrained types, the constraints Ct define the set of values of type t that can be selected.</text:p>
        </text:list-item>
        <text:list-item>
          <text:p text:style-name="P7">Actions are denoted with a functional type signature, t1 |-&gt; t2, where t1 stands for the type of the object containing parameters of the action and t2 describes the return type, that is, the interface component that is to be displayed after the typical execution of the action. Unlike the other types which are used to represent an application's state, the action type is used to invoke application's methods.</text:p>
        </text:list-item>
      </text:list>
      <text:h text:style-name="P8" text:outline-level="4">IdealXML</text:h>
      <text:p text:style-name="Standard"><text:span text:style-name="T1">IdealXML is an experience-based environment for user interface design. Experience is the accumulation of knowledge or skills that result from direct participation in events or activities. Developers have a strong tendency to </text:span><text:span text:style-name="T1">towards reusing designs that worked well for them in the past. Unfortunately, this design reuse is usually limited by personal experience, and there is usually few sharing of knowledge among developers.</text:span></text:p>
      <text:p text:style-name="P1">IdealXML manipulates a pattern repository, where patterns are organized following a hierarchical structure. At the top, this structure has different models related with a MB-UIDE: domain, task, presentation and mapping, context and user models are left for future work. IdealXML is shipped with a predefined collection of patterns from a variety of sources. These patterns are the initial base of knowledge.</text:p>
      <text:p text:style-name="P1">IdealXML is an MB-UIDE and designers can, using several graphical notations, specify domain models, task models, abstract presentation models and mapping models between them. Some of these models are stored in the pattern repository and new ones can always be added.</text:p>
      <text:p text:style-name="P1">IdealXML also allows for the animation of a task model to generate a hi-fi prototype of the future user interface while still in the first development stages. This is achieved by using CTT, UsiXML and a set of heuristics to transform the task model specification into an abstract UI.</text:p>
      <text:p text:style-name="P1">Prototyping consists in the creation of a preliminary version of the future UI (prototype) so that the user and the experts can find possible problems in the design of the UI, both from the functional and from the usability points of view. Prototyping techniques fall into two main categories:</text:p>
      <text:list xml:id="list1934059273" text:style-name="L1">
        <text:list-item>
          <text:p text:style-name="P3">Lo-fi: this family of techniques is mostly used in requirements analysis stage to validate the requirements with the user in user-centered approaches.</text:p>
        </text:list-item>
        <text:list-item>
          <text:p text:style-name="P3">Hi-fi: they are aimed at the creation of preliminarily versions of the UI with an acceptable degree of quality. This kind of techniques produces a UI prototype which is closer to final future one.</text:p>
        </text:list-item>
      </text:list>
      <text:p text:style-name="P1"><text:soft-page-break/>Abstract prototyping was devised because it was found that the sooner developers started drawing realistic pictures or positioning real widgets, the longer it took them to converge on a good design.</text:p>
      <text:p text:style-name="P1">As it was mentioned above, IdealXML uses a set of heuristics to transform the task model into an abstract interface model:</text:p>
      <text:list xml:id="list1034876579" text:style-name="L2">
        <text:list-item>
          <text:p text:style-name="P4">Each cluster of interrelated task cases becomes an interaction space in the navigation map, so an abstract task is a container.</text:p>
        </text:list-item>
        <text:list-item>
          <text:p text:style-name="P4">A container also can be an interaction task or an application task in a hierarchical task decomposition.</text:p>
        </text:list-item>
        <text:list-item>
          <text:p text:style-name="P4">A component rises when an interaction or application task is found in a hierarchical task decomposition.</text:p>
        </text:list-item>
        <text:list-item>
          <text:p text:style-name="P4">A component can have several facets (input, output, control and navigation). These facets allow the user to interact with the system.</text:p>
        </text:list-item>
      </text:list>
      <text:p text:style-name="P1">The animation of the abstract user interface that resulted from the designed task model is grounded in the identification of the enabled task set (ETS) (cite). Having identified the ETC for a task model, the next step is to identify the effects of performing each task in each ETS. The result of this analysis is <text:s/>a state and transitions occur when tasks are performed. In IdealXML's proposal, the task model specification is split into states. Each state is a set of interrelated tasks, including temporal relationships between those tasks, usually connected to an essential use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PT"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pt" fo:country="PT"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fo:keep-together="always" fo:keep-with-next="always"/>
      <style:text-properties fo:color="#4f81bd" style:font-name="Cambria" fo:font-style="italic" fo:font-weight="bold" style:font-style-asian="italic" style:font-weight-asian="bold" style:font-style-complex="italic"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102in" fo:font-style="italic" style:font-size-asian="12pt" style:font-style-asian="italic" style:font-size-complex="12pt" style:font-style-complex="italic"/>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size-complex="26pt" style:font-weight-complex="bold"/>
    </style:style>
    <style:style style:name="Default_20_Paragraph_20_Font" style:display-name="Default Paragraph Font" style:family="text"/>
    <style:style style:name="Subtítulo_20_Carácter" style:display-name="Subtítulo Carácter" style:family="text" style:parent-style-name="Default_20_Paragraph_20_Font">
      <style:text-properties fo:color="#4f81bd" style:font-name="Cambria" fo:font-size="12pt" fo:letter-spacing="0.0102in" fo:font-style="italic" style:font-size-asian="12pt" style:font-style-asian="italic" style:font-size-complex="12pt" style:font-style-complex="italic"/>
    </style:style>
    <style:style style:name="Título_20_Carácter" style:display-name="Título Carácter" style:family="text" style:parent-style-name="Default_20_Paragraph_20_Font">
      <style:text-properties fo:color="#17365d" style:font-name="Cambria" fo:font-size="26pt" fo:letter-spacing="0.0035in" style:letter-kerning="true" style:font-size-asian="26pt" style:font-size-complex="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Cabeçalho_20_1_20_Carácter" style:display-name="Cabeçalho 1 Carácte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Cabeçalho_20_2_20_Carácter" style:display-name="Cabeçalho 2 Carácte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Cabeçalho_20_3_20_Carácter" style:display-name="Cabeçalho 3 Carácter" style:family="text" style:parent-style-name="Default_20_Paragraph_20_Font">
      <style:text-properties fo:color="#4f81bd" style:font-name="Cambria" fo:font-weight="bold" style:font-weight-asian="bold" style:font-weight-complex="bold"/>
    </style:style>
    <style:style style:name="Cabeçalho_20_4_20_Carácter" style:display-name="Cabeçalho 4 Carácte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meta:initial-creator>
    <meta:editing-cycles>40</meta:editing-cycles>
    <meta:creation-date>2012-03-21T10:16:00</meta:creation-date>
    <dc:date>2012-04-13T15:16:03</dc:date>
    <meta:editing-duration>P1DT1H2M49S</meta:editing-duration>
    <meta:generator>LibreOffice/3.5$Linux_x86 LibreOffice_project/350m1$Build-102</meta:generator>
    <meta:document-statistic meta:table-count="0" meta:image-count="0" meta:object-count="0" meta:page-count="7" meta:paragraph-count="60" meta:word-count="2699" meta:character-count="17498" meta:non-whitespace-character-count="148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